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Liberation Sans" fo:font-size="20pt" fo:font-weight="bold" officeooo:rsid="001b6ac5" officeooo:paragraph-rsid="001b6ac5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c2d3f" officeooo:paragraph-rsid="001c2d3f" style:font-size-asian="17.5pt" style:font-weight-asian="bold" style:font-size-complex="20pt" style:font-weight-complex="bold"/>
    </style:style>
    <style:style style:name="P5" style:family="paragraph" style:parent-style-name="Standard">
      <style:text-properties style:font-name="Liberation Sans" fo:font-size="16pt" officeooo:rsid="000f0847" style:font-size-asian="16pt" style:font-size-complex="16pt"/>
    </style:style>
    <style:style style:name="P6" style:family="paragraph" style:parent-style-name="Standard">
      <style:text-properties style:font-name="Liberation Sans" fo:font-size="16pt" officeooo:rsid="000f0847" officeooo:paragraph-rsid="000f0847" style:font-size-asian="16pt" style:font-size-complex="16pt"/>
    </style:style>
    <style:style style:name="P7" style:family="paragraph" style:parent-style-name="Standard">
      <style:text-properties style:font-name="Liberation Sans" fo:font-size="16pt" officeooo:rsid="0016ea26" officeooo:paragraph-rsid="0016ea26" style:font-size-asian="14pt" style:font-size-complex="16pt"/>
    </style:style>
    <style:style style:name="P8" style:family="paragraph" style:parent-style-name="Standard">
      <style:text-properties style:font-name="Liberation Sans" fo:font-size="16pt" officeooo:rsid="00197b1b" officeooo:paragraph-rsid="00197b1b" style:font-size-asian="14pt" style:font-size-complex="16pt"/>
    </style:style>
    <style:style style:name="P9" style:family="paragraph" style:parent-style-name="Standard">
      <style:text-properties style:font-name="Liberation Sans" fo:font-size="16pt" officeooo:rsid="0016f90a" officeooo:paragraph-rsid="0016f90a" style:font-size-asian="14pt" style:font-size-complex="16pt"/>
    </style:style>
    <style:style style:name="P10" style:family="paragraph" style:parent-style-name="Standard">
      <style:text-properties style:font-name="Liberation Sans" officeooo:rsid="000f0847" officeooo:paragraph-rsid="000f0847"/>
    </style:style>
    <style:style style:name="P11" style:family="paragraph" style:parent-style-name="Standard">
      <style:text-properties style:font-name="Liberation Sans" officeooo:paragraph-rsid="000f0847"/>
    </style:style>
    <style:style style:name="P12" style:family="paragraph" style:parent-style-name="Standard">
      <style:text-properties style:font-name="Liberation Sans" fo:font-size="12pt" officeooo:rsid="000f0847" officeooo:paragraph-rsid="000f0847" style:font-size-asian="10.5pt" style:font-size-complex="12pt"/>
    </style:style>
    <style:style style:name="P13" style:family="paragraph" style:parent-style-name="Standard">
      <style:text-properties style:font-name="Liberation Sans" fo:font-size="12pt" officeooo:rsid="000f0847" officeooo:paragraph-rsid="000f0bff" style:font-size-asian="10.5pt" style:font-size-complex="12pt"/>
    </style:style>
    <style:style style:name="P14" style:family="paragraph" style:parent-style-name="Standard">
      <style:text-properties style:font-name="Liberation Sans" fo:font-size="12pt" officeooo:rsid="0010bd0e" officeooo:paragraph-rsid="0010bd0e" style:font-size-asian="10.5pt" style:font-size-complex="12pt"/>
    </style:style>
    <style:style style:name="P15" style:family="paragraph" style:parent-style-name="Standard">
      <style:text-properties style:font-name="Liberation Sans" fo:font-size="12pt" officeooo:rsid="0010bd0e" officeooo:paragraph-rsid="0011c0aa" style:font-size-asian="10.5pt" style:font-size-complex="12pt"/>
    </style:style>
    <style:style style:name="P16" style:family="paragraph" style:parent-style-name="Standard">
      <style:text-properties style:font-name="Liberation Sans" fo:font-size="12pt" officeooo:rsid="0011c0aa" officeooo:paragraph-rsid="0011c0aa" style:font-size-asian="10.5pt" style:font-size-complex="12pt"/>
    </style:style>
    <style:style style:name="P17" style:family="paragraph" style:parent-style-name="Standard">
      <style:text-properties style:font-name="Liberation Sans" fo:font-size="12pt" officeooo:rsid="0011c0aa" officeooo:paragraph-rsid="0010bd0e" style:font-size-asian="10.5pt" style:font-size-complex="12pt"/>
    </style:style>
    <style:style style:name="P18" style:family="paragraph" style:parent-style-name="Standard">
      <style:text-properties style:font-name="Liberation Sans" fo:font-size="12pt" officeooo:rsid="000f0bff" officeooo:paragraph-rsid="000f0bff" style:font-size-asian="10.5pt" style:font-size-complex="12pt"/>
    </style:style>
    <style:style style:name="P19" style:family="paragraph" style:parent-style-name="Standard">
      <style:text-properties style:font-name="Liberation Sans" fo:font-size="12pt" officeooo:rsid="0016ea26" officeooo:paragraph-rsid="0016ea26" style:font-size-asian="10.5pt" style:font-size-complex="12pt"/>
    </style:style>
    <style:style style:name="P20" style:family="paragraph" style:parent-style-name="Standard">
      <style:text-properties style:font-name="Liberation Sans" fo:font-size="12pt" officeooo:rsid="0016f90a" officeooo:paragraph-rsid="0016f90a" style:font-size-asian="10.5pt" style:font-size-complex="12pt"/>
    </style:style>
    <style:style style:name="P21" style:family="paragraph" style:parent-style-name="Standard">
      <style:text-properties style:font-name="Liberation Sans" fo:font-size="12pt" officeooo:rsid="0018d544" officeooo:paragraph-rsid="0018d544" style:font-size-asian="10.5pt" style:font-size-complex="12pt"/>
    </style:style>
    <style:style style:name="P22" style:family="paragraph" style:parent-style-name="Standard">
      <style:text-properties style:font-name="Liberation Sans" fo:font-size="12pt" officeooo:rsid="00197b1b" officeooo:paragraph-rsid="00197b1b" style:font-size-asian="10.5pt" style:font-size-complex="12pt"/>
    </style:style>
    <style:style style:name="P23" style:family="paragraph" style:parent-style-name="Standard">
      <style:text-properties style:font-name="Liberation Sans" fo:font-size="12pt" officeooo:rsid="001b6ac5" officeooo:paragraph-rsid="001b6ac5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2d3f" officeooo:paragraph-rsid="001c2d3f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Liberation Sans" fo:font-weight="bold" style:font-weight-asian="bold" style:font-weight-complex="bold"/>
    </style:style>
    <style:style style:name="P26" style:family="paragraph" style:parent-style-name="Standard">
      <style:text-properties style:font-name="Liberation Sans" fo:font-size="16pt" fo:font-weight="bold" officeooo:rsid="000f0847" officeooo:paragraph-rsid="000f0847" style:font-size-asian="16pt" style:font-weight-asian="bold" style:font-size-complex="16pt" style:font-weight-complex="bold"/>
    </style:style>
    <style:style style:name="P27" style:family="paragraph" style:parent-style-name="Standard">
      <style:text-properties style:font-name="Liberation Sans" fo:font-size="16pt" fo:font-weight="bold" officeooo:rsid="0016ea26" officeooo:paragraph-rsid="0016ea26" style:font-size-asian="14pt" style:font-weight-asian="bold" style:font-size-complex="16pt" style:font-weight-complex="bold"/>
    </style:style>
    <style:style style:name="P28" style:family="paragraph" style:parent-style-name="Standard">
      <style:text-properties style:font-name="Liberation Sans" fo:font-size="16pt" fo:font-weight="bold" officeooo:rsid="0016f90a" officeooo:paragraph-rsid="0016f90a" style:font-size-asian="14pt" style:font-weight-asian="bold" style:font-size-complex="16pt" style:font-weight-complex="bold"/>
    </style:style>
    <style:style style:name="P29" style:family="paragraph" style:parent-style-name="Standard">
      <style:text-properties style:font-name="Liberation Sans" fo:font-size="16pt" fo:font-weight="bold" officeooo:rsid="00197b1b" officeooo:paragraph-rsid="00197b1b" style:font-size-asian="14pt" style:font-weight-asian="bold" style:font-size-complex="16pt" style:font-weight-complex="bold"/>
    </style:style>
    <style:style style:name="T1" style:family="text">
      <style:text-properties officeooo:rsid="000f084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f0847" style:font-size-asian="16pt" style:font-size-complex="16pt"/>
    </style:style>
    <style:style style:name="T4" style:family="text">
      <style:text-properties officeooo:rsid="000f0bff"/>
    </style:style>
    <style:style style:name="T5" style:family="text">
      <style:text-properties officeooo:rsid="0010bd0e"/>
    </style:style>
    <style:style style:name="T6" style:family="text">
      <style:text-properties officeooo:rsid="0011c0aa"/>
    </style:style>
    <style:style style:name="T7" style:family="text">
      <style:text-properties officeooo:rsid="00153523"/>
    </style:style>
    <style:style style:name="T8" style:family="text">
      <style:text-properties officeooo:rsid="00165df9"/>
    </style:style>
    <style:style style:name="T9" style:family="text">
      <style:text-properties officeooo:rsid="0016f90a"/>
    </style:style>
    <style:style style:name="T10" style:family="text">
      <style:text-properties officeooo:rsid="0018d5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OS PRÁCTICOS</text:p>
      <text:p text:style-name="P1"/>
      <text:p text:style-name="P1"/>
      <text:p text:style-name="P1"/>
      <text:p text:style-name="P1"/>
      <text:p text:style-name="P25"><text:span text:style-name="T2">A) </text:span><text:span text:style-name="T3">Marketing estratégico y operativo</text:span></text:p>
      <text:p text:style-name="P5"/>
      <text:p text:style-name="P11">1)<text:tab/><text:span text:style-name="T1">a) En la estrategia de posicionamiento</text:span></text:p>
      <text:p text:style-name="P10"><text:tab/>b) Juani: posicionamiento en precio, Laura: posicionamiento en calidad</text:p>
      <text:p text:style-name="P10"><text:tab/>c) Puede analizar la estrategia de posicionamiento de los demás centros del barrio <text:tab/>para, en base a eso, decidir como posicionarse ellas según las carencias del <text:tab/>mercado.</text:p>
      <text:p text:style-name="P10"><text:tab/>d) Producto, precio, promoción y distribución</text:p>
      <text:p text:style-name="P10"/>
      <text:p text:style-name="P10"/>
      <text:p text:style-name="P26">B) El Producto</text:p>
      <text:p text:style-name="P6"/>
      <text:p text:style-name="P12">2) <text:tab/><text:span text:style-name="T4">a) Prod básico: cubre la necesidad de acceder a un ordenador en cualquier lugar.</text:span></text:p>
      <text:p text:style-name="P12"><text:tab/><text:span text:style-name="T4">Prod formal: marca, especificaciones (procesador, RAM…), peso.</text:span></text:p>
      <text:p text:style-name="P12"><text:tab/><text:span text:style-name="T4">Prod ampliado: servicio técnico.</text:span></text:p>
      <text:p text:style-name="P13"><text:tab/></text:p>
      <text:p text:style-name="P18"><text:tab/>b) Prod básico: cubre la necesidad de refrescarse</text:p>
      <text:p text:style-name="P12"><text:tab/><text:span text:style-name="T4">Prod formal: marca, calorías, sabor.</text:span></text:p>
      <text:p text:style-name="P12"><text:tab/><text:span text:style-name="T4">Prod ampliado: promociones por la compra de X productos</text:span></text:p>
      <text:p text:style-name="P12"/>
      <text:p text:style-name="P13"><text:tab/><text:span text:style-name="T4">c) Prod básico: </text:span><text:span text:style-name="T5">cubre la necesidad de alimentarse</text:span></text:p>
      <text:p text:style-name="P13"><text:tab/><text:span text:style-name="T4">Prod formal: </text:span><text:span text:style-name="T5">calidad de la comida, cantidad, precio</text:span></text:p>
      <text:p text:style-name="P13"><text:tab/><text:span text:style-name="T4">Prod ampliado: </text:span><text:span text:style-name="T5">servicio de reparto</text:span></text:p>
      <text:p text:style-name="P13"/>
      <text:p text:style-name="P13"/>
      <text:p text:style-name="P14">3) <text:span text:style-name="T6">Producto: modelos de videoconsola Playstation</text:span></text:p>
      <text:p text:style-name="P14"/>
      <text:p text:style-name="P14"><text:tab/><text:span text:style-name="T6">a) Introducción: Playstation 5</text:span></text:p>
      <text:p text:style-name="P14"><text:tab/><text:span text:style-name="T6">Crecimiento: Playstation 4 Pro</text:span></text:p>
      <text:p text:style-name="P17"><text:tab/>Madurez: Playstation 4</text:p>
      <text:p text:style-name="P14"><text:tab/><text:span text:style-name="T6">Declive: Playstation 3</text:span></text:p>
      <text:p text:style-name="P14"/>
      <text:p text:style-name="P15"><text:tab/><text:span text:style-name="T6">b) Incógnita: Playstation 5</text:span></text:p>
      <text:p text:style-name="P15"><text:tab/><text:span text:style-name="T6">Estrella: Playstation 4 Pro</text:span></text:p>
      <text:p text:style-name="P16"><text:tab/>Vaca: Playstation 4</text:p>
      <text:p text:style-name="P15"><text:tab/><text:span text:style-name="T6">Perro: Playstation 3</text:span></text:p>
      <text:p text:style-name="P15"/>
      <text:p text:style-name="P15"/>
      <text:p text:style-name="P16">4) <text:tab/>a) La marca es el nombre y diseño que identifica al producto <text:span text:style-name="T7">y la empresa</text:span>. Se <text:tab/>compone de un nombre y un logotipo.</text:p>
      <text:p text:style-name="P16"/>
      <text:p text:style-name="P16"><text:tab/><text:span text:style-name="T8">b) No es necesario pero a veces se acompaña de un grafismo para distinguirse de <text:tab/>la competencia y de un eslogan para describir el producto de manera simple.</text:span></text:p>
      <text:p text:style-name="P16"/>
      <text:p text:style-name="P16"/>
      <text:p text:style-name="P27"><text:soft-page-break/>C) El precio</text:p>
      <text:p text:style-name="P7"/>
      <text:p text:style-name="P19">5)<text:tab/>a) Penetración</text:p>
      <text:p text:style-name="P19"><text:tab/>b) Psicológico</text:p>
      <text:p text:style-name="P19"><text:tab/>c) Descuento</text:p>
      <text:p text:style-name="P19"><text:tab/>d) Prestigio</text:p>
      <text:p text:style-name="P19"><text:tab/>e) Paquete</text:p>
      <text:p text:style-name="P19"><text:tab/>f) <text:span text:style-name="T9">Gancho</text:span></text:p>
      <text:p text:style-name="P19"/>
      <text:p text:style-name="P19"/>
      <text:p text:style-name="P28">D) La promoción</text:p>
      <text:p text:style-name="P9"/>
      <text:p text:style-name="P20">6) <text:tab/>a) Al ser una localidad pequeña, el buzoneo podría ser una técnica efectiva</text:p>
      <text:p text:style-name="P20"><text:tab/>b) Adecuar la ambientación del local a la de una tienda de bicicletas y acompañarlo <text:tab/>con rótulos y carteles en el escaparate del local</text:p>
      <text:p text:style-name="P20"><text:tab/>c) <text:span text:style-name="T10">Promoción: organizar una pequeña carrera ciclista en la localidad.</text:span></text:p>
      <text:p text:style-name="P21"><text:tab/>Fidelización: ofrecer un seguro de mantenimiento de la bicicleta los siguientes X <text:tab/>meses después de la compra.</text:p>
      <text:p text:style-name="P21"/>
      <text:p text:style-name="P21"/>
      <text:p text:style-name="P21">7)<text:tab/>Un buen anuncio podría ser cualquiera de los anuncios de la bebida energética <text:tab/>Red Bull, que ha conseguido hacer que su eslogan “Red Bull te da alas” esté en la <text:tab/>consciencia colectiva.</text:p>
      <text:p text:style-name="P21"/>
      <text:p text:style-name="P21"><text:tab/>Malos anuncios me han parecido siempre algunos anuncios de coches, que se van <text:tab/>por las ramas y no consiguen mostrar realmente el producto.</text:p>
      <text:p text:style-name="P21"/>
      <text:p text:style-name="P21"/>
      <text:p text:style-name="P29">E) La distribución</text:p>
      <text:p text:style-name="P8"/>
      <text:p text:style-name="P22">8) <text:tab/>a) Selectiva</text:p>
      <text:p text:style-name="P22"><text:tab/>b) Intensiva</text:p>
      <text:p text:style-name="P22"><text:tab/>c) Exclusiva</text:p>
      <text:p text:style-name="P22"><text:tab/>d) Selectiva</text:p>
      <text:p text:style-name="P22"/>
      <text:p text:style-name="P22"/>
      <text:p text:style-name="P29">F) La atención al cliente</text:p>
      <text:p text:style-name="P8"/>
      <text:p text:style-name="P23">9) Cumplir las promesas, ser siempre cortés, ser muy accesibles y reaccionar frente al error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"/>
      <text:p text:style-name="P4"><text:soft-page-break/>REPASA CONCEPTOS</text:p>
      <text:p text:style-name="P4"/>
      <text:p text:style-name="P4"/>
      <text:p text:style-name="P24">1) c</text:p>
      <text:p text:style-name="P24"/>
      <text:p text:style-name="P24">2) d</text:p>
      <text:p text:style-name="P24"/>
      <text:p text:style-name="P24">3) b</text:p>
      <text:p text:style-name="P24"/>
      <text:p text:style-name="P24">4) a</text:p>
      <text:p text:style-name="P24"/>
      <text:p text:style-name="P24">5) d</text:p>
      <text:p text:style-name="P24"/>
      <text:p text:style-name="P24">6) a</text:p>
      <text:p text:style-name="P24"/>
      <text:p text:style-name="P24">7) b</text:p>
      <text:p text:style-name="P24"/>
      <text:p text:style-name="P24">8) c</text:p>
      <text:p text:style-name="P24"/>
      <text:p text:style-name="P24">9) a</text:p>
      <text:p text:style-name="P24"/>
      <text:p text:style-name="P24">10) 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09:03:21.370750940</meta:creation-date>
    <dc:date>2021-11-26T10:34:55.989212099</dc:date>
    <meta:editing-duration>PT12M46S</meta:editing-duration>
    <meta:editing-cycles>6</meta:editing-cycles>
    <meta:generator>LibreOffice/7.1.7.2$Linux_X86_64 LibreOffice_project/10$Build-2</meta:generator>
    <meta:document-statistic meta:table-count="0" meta:image-count="0" meta:object-count="0" meta:page-count="3" meta:paragraph-count="60" meta:word-count="408" meta:character-count="2458" meta:non-whitespace-character-count="2063"/>
  </office:meta>
</office:document-meta>
</file>